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orExt.getOriginalColorCompon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Ext.getOrigColor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Ext.ColorExt( float red , float green , float blue , float o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Ext.getIccPro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Ext.createFromFoRgbIcc( float redReplacement , float greenReplacement , float blueReplacement , String profileName , String profileSrc , ColorSpace colorSpace , float [ ] icc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lorExt.ColorExt( ColorSpace colorSpace , float [ ] colorValues , float o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Ext.toFunctionC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lorExt.getIccProfileSr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Ext.createFromSvgIccColor( float red , float green , float blue , float opacity , String profileName , String profileHref , ColorSpace profileCS , float [ ] color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